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Mono" svg:font-family="'Cascadi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cadia Mono" fo:font-size="20pt" officeooo:rsid="000643a2" officeooo:paragraph-rsid="000643a2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ascadia Mono" fo:font-size="12pt" officeooo:rsid="0009c61b" officeooo:paragraph-rsid="0009c61b" style:font-size-asian="10.5pt" style:font-size-complex="12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Cascadia Mono" fo:font-size="12pt" officeooo:rsid="0009d7ba" officeooo:paragraph-rsid="0009d7b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scadia Mono" officeooo:rsid="000643a2" officeooo:paragraph-rsid="000643a2"/>
    </style:style>
    <style:style style:name="P5" style:family="paragraph" style:parent-style-name="Standard">
      <style:paragraph-properties fo:text-align="start" style:justify-single-word="false" fo:break-before="page"/>
      <style:text-properties style:font-name="Cascadia Mono" fo:font-weight="normal" officeooo:rsid="000643a2" officeooo:paragraph-rsid="000643a2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o the BK Assembley Language and MCU</text:p>
      <text:p text:style-name="P2">Engineered by Tyler Burkley</text:p>
      <text:p text:style-name="P2">Cal Poly San Luis Obispo</text:p>
      <text:p text:style-name="P2">Computer Engineering Department</text:p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BK Assembley Language and MC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BK Assembley Language and MCU</text:p>
          </text:index-title>
        </text:index-body>
      </text:table-of-content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Mono" svg:font-family="'Cascadi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0:20:25.155201488</meta:creation-date>
    <dc:date>2025-11-06T20:36:34.163253599</dc:date>
    <meta:editing-duration>PT16M8S</meta:editing-duration>
    <meta:editing-cycles>4</meta:editing-cycles>
    <meta:generator>LibreOffice/25.2.7.2$Linux_X86_64 LibreOffice_project/520$Build-2</meta:generator>
    <meta:document-statistic meta:table-count="0" meta:image-count="0" meta:object-count="0" meta:page-count="3" meta:paragraph-count="7" meta:word-count="27" meta:character-count="156" meta:non-whitespace-character-count="136"/>
  </office:meta>
</office:document-meta>
</file>